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isc">
      <style:graphic-properties draw:textarea-horizontal-align="justify" draw:textarea-vertical-align="middle" draw:auto-grow-height="false" fo:min-height="1.02cm" fo:min-width="6.485cm"/>
    </style:style>
    <style:style style:name="gr2" style:family="graphic" style:parent-style-name="Web_20_API">
      <style:graphic-properties draw:textarea-horizontal-align="justify" draw:textarea-vertical-align="middle" draw:auto-grow-height="false" fo:min-height="1.02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Web_20_API">
      <style:graphic-properties draw:textarea-horizontal-align="justify" draw:textarea-vertical-align="middle" draw:auto-grow-height="false" fo:min-height="1.045cm" fo:min-width="6.485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9.211cm" fo:min-width="7.548cm" fo:padding-top="0.151cm" fo:padding-bottom="0.151cm" fo:padding-left="0.276cm" fo:padding-right="0.276cm" draw:shadow-opacity="0%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Web_20_API">
      <style:graphic-properties draw:textarea-horizontal-align="justify" draw:textarea-vertical-align="middle" draw:auto-grow-height="false" fo:min-height="1.295cm" fo:min-width="6.9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1.27cm" svg:x="1.853cm" svg:y="1.52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1.27cm" svg:x="1.853cm" svg:y="11.925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985cm" svg:height="1.27cm" svg:x="1.853cm" svg:y="4.726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45cm" svg:y1="2.795cm" svg:x2="5.345cm" svg:y2="4.726cm" draw:start-shape="id1" draw:start-glue-point="2" draw:end-shape="id2" draw:end-glue-point="0" svg:d="M5345 2795v1931" svg:viewBox="0 0 1 1932">
          <text:p/>
        </draw:connector>
        <draw:custom-shape draw:style-name="gr4" draw:text-style-name="P2" draw:layer="layout" svg:width="6.985cm" svg:height="1.295cm" svg:x="1.853cm" svg:y="9.527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328cm" svg:y1="6.026cm" svg:x2="5.328cm" svg:y2="7.169cm" svg:d="M5328 6026v1143" svg:viewBox="0 0 1 1144">
          <text:p/>
        </draw:connector>
        <draw:connector draw:style-name="gr3" draw:text-style-name="P3" draw:layer="layout" draw:type="line" svg:x1="5.328cm" svg:y1="8.427cm" svg:x2="5.328cm" svg:y2="9.57cm" svg:d="M5328 8427v1143" svg:viewBox="0 0 1 1144">
          <text:p/>
        </draw:connector>
        <draw:connector draw:style-name="gr3" draw:text-style-name="P3" draw:layer="layout" draw:type="line" svg:x1="5.328cm" svg:y1="10.828cm" svg:x2="5.328cm" svg:y2="11.971cm" svg:d="M5328 10828v1143" svg:viewBox="0 0 1 1144">
          <text:p/>
        </draw:connector>
        <draw:custom-shape draw:style-name="gr5" draw:text-style-name="P4" draw:layer="layout" svg:width="8.1cm" svg:height="9.513cm" svg:x="1.228cm" svg:y="4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835cm" svg:height="1.673cm" svg:x="0.893cm" svg:y="3.295cm">
          <draw:text-box>
            <text:p><text:span text:style-name="T3">FilterC</text:span><text:span text:style-name="T3">hain</text:span></text:p>
          </draw:text-box>
        </draw:frame>
        <draw:custom-shape draw:style-name="gr7" draw:text-style-name="P2" draw:layer="layout" svg:width="6.985cm" svg:height="1.295cm" svg:x="1.85cm" svg:y="7.23cm">
          <text:p text:style-name="P1"><text:span text:style-name="T1">Filter</text:span><text:span text:style-name="T2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21:59:08.858270960</meta:creation-date>
    <meta:editing-duration>PT2M1S</meta:editing-duration>
    <meta:editing-cycles>2</meta:editing-cycles>
    <meta:generator>LibreOffice/6.0.7.3$Linux_X86_64 LibreOffice_project/00m0$Build-3</meta:generator>
    <dc:date>2020-02-26T22:01:09.850360438</dc:date>
    <meta:document-statistic meta:object-count="11"/>
    <meta:template xlink:type="simple" xlink:actuate="onRequest" xlink:title="palette" xlink:href="../../../../../../../../../../../../Templates/Spring/palette.otg" meta:date="2020-02-26T21:59:08.512735155"/>
  </office:meta>
</office:document-meta>
</file>